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244cm" style:rel-column-width="12505*"/>
    </style:style>
    <style:style style:name="Tabela1.B" style:family="table-column">
      <style:table-column-properties style:column-width="3.842cm" style:rel-column-width="14811*"/>
    </style:style>
    <style:style style:name="Tabela1.C" style:family="table-column">
      <style:table-column-properties style:column-width="9.913cm" style:rel-column-width="38219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file-name text:display="name">UC02.01.01 - Deferir Solicitação de Inscrição Com Justificav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3" office:value-type="date" office:date-value="2010-03-30">
            <text:p text:style-name="Table_20_Contents">30/03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3" office:value-type="date" office:date-value="2010-12-29">
            <text:p text:style-name="Table_20_Contents">29/12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Inclusão do registro de auditoria na pós-condição</text:p>
          </table:table-cell>
        </table:table-row>
      </table:table>
      <text:h text:style-name="Heading_20_3" text:outline-level="3">Pré-condições</text:h>
      <text:list xml:id="list33475464" text:style-name="L1">
        <text:list-item>
          <text:p text:style-name="P1">Usuário autenticado no sistema com as permissões de “Coordenador”;</text:p>
        </text:list-item>
        <text:list-item>
          <text:p text:style-name="P1">Coordenador seleciona a opção deferir para uma solicitação de inscrição no caso de uso base 'Manter Situação de Inscrições em Turmas', para a qual haja violações de normas regimentais;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33491326" text:style-name="L2">
        <text:list-item>
          <text:p text:style-name="P2"><text:span text:style-name="T3">Sistema exibe quadro com a turma solicitada (curso, período, grade horária, turno, sigla e nome da disciplina, vagas ofertadas e quantidade total de solicitações) e <text:s/>também </text:span><text:span text:style-name="T4">exibe em destaque a matrícula do aluno, o nome , <text:s/>CR, e ano de ingresso;</text:span></text:p>
        </text:list-item>
        <text:list-item>
          <text:p text:style-name="P2"><text:span text:style-name="T3">Sistema exibe em destaque as normas regimentais violadas e solicita um parecer com o motivo da autorização de quebra de norma regimental</text:span><text:span text:style-name="T4">, e opções para confirmar a operação ou cancelar;</text:span></text:p>
        </text:list-item>
        <text:list-item>
          <text:p text:style-name="P3">Coordenador informa o parecer e confirma a operação;</text:p>
        </text:list-item>
        <text:list-item>
          <text:p text:style-name="P3">Sistema volta ao passo 5 do fluxo principal do caso de uso base;</text:p>
        </text:list-item>
      </text:list>
      <text:p text:style-name="Text_20_body"/>
      <text:h text:style-name="Heading_20_3" text:outline-level="3">Fluxo Alternativo 1</text:h>
      <text:list xml:id="list33475833" text:style-name="L3">
        <text:list-item>
          <text:p text:style-name="P4">A qualquer momento o Coordenador pode clicar na opção cancelar;</text:p>
        </text:list-item>
      </text:list>
      <text:p text:style-name="Standard"/>
      <text:h text:style-name="Heading_20_3" text:outline-level="3">Fluxo Alternativo 2</text:h>
      <text:p text:style-name="Text_20_body">6A. Se a quantidade de inscrições deferidas exceder a quantidade de vagas oferecidas na <text:span text:style-name="T1">Turma</text:span><text:span text:style-name="T2">, o sistema emite um alerta e retorna ao passo 5 do caso de uso base.</text:span></text:p>
      <text:h text:style-name="Heading_20_3" text:outline-level="3">Pós-condições</text:h>
      <text:list xml:id="list33492134" text:style-name="L4">
        <text:list-item>
          <text:p text:style-name="P5">Sistema mudou a situação da solicitação de inscrição do aluno de REQ (solicitação requerida) para DEF (deferida) do aluno, registrando o motivo da violação da(s) norma(s) regimental(ais).</text:p>
        </text:list-item>
        <text:list-item>
          <text:p text:style-name="P5"><text:span text:style-name="T1">Turma</text:span> registrou como DEF (deferido) um número de alunos inferior ou igual ao número de vagas disponibilizadas;</text:p>
        </text:list-item>
        <text:list-item>
          <text:p text:style-name="P5">Sistema registrou no log de auditoria no usuário atualmente logado no sistema, a seguinte mensagem: “Deferida a inscrição do aluno <text:span text:style-name="T1">FULANO</text:span>, matrícula <text:span text:style-name="T1">1234</text:span>, do curso <text:span text:style-name="T1">TASI – Tencologia em Análise de Sistemas Informatizados</text:span>, na turma da disciplina <text:span text:style-name="T1">RD1 – Redes I</text:span>, turno <text:span text:style-name="T1">MANHÃ</text:span>, grade <text:span text:style-name="T1">A</text:span><text:span text:style-name="T2">, no período letivo 2010.2, com a justificativa </text:span><text:span text:style-name="T1">Aluno merece outra </text:span><text:soft-page-break/><text:span text:style-name="T1">chance, pois ficou reprovado por faltas por pequeno limite</text:span><text:span text:style-name="T2">”;</text:span></text:p>
        </text:list-item>
      </text:list>
      <text:p text:style-name="Standard"/>
      <text:h text:style-name="Heading_20_3" text:outline-level="3">Regras de Negócio</text:h>
      <text:p text:style-name="Standard">RN03, RN04, RN05, RN06, RN08, RN09, RN10, RN11, RN12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2-20T09:53:17.96</meta:creation-date>
    <dc:date>2010-12-29T13:37:18.59</dc:date>
    <meta:editing-duration>PT13H28M06S</meta:editing-duration>
    <meta:editing-cycles>51</meta:editing-cycles>
    <meta:generator>BrOffice.org/3.2$Win32 OpenOffice.org_project/320m12$Build-9483</meta:generator>
    <meta:document-statistic meta:table-count="1" meta:image-count="0" meta:object-count="0" meta:page-count="2" meta:paragraph-count="31" meta:word-count="348" meta:character-count="2146"/>
    <meta:user-defined meta:name="Informações 1"/>
    <meta:user-defined meta:name="Informações 2"/>
    <meta:user-defined meta:name="Informações 3"/>
    <meta:user-defined meta:name="Informações 4"/>
  </office:meta>
</office:document-meta>
</file>